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edf2" officeooo:paragraph-rsid="0014edf2"/>
    </style:style>
    <style:style style:name="P2" style:family="paragraph" style:parent-style-name="Footer_20_right">
      <style:text-properties fo:font-size="14pt" style:text-underline-style="solid" style:text-underline-width="auto" style:text-underline-color="font-color" fo:font-weight="bold" officeooo:rsid="0024ccfa" officeooo:paragraph-rsid="0024ccfa" style:font-size-asian="12.25pt" style:font-weight-asian="bold" style:font-size-complex="14pt" style:font-weight-complex="bold"/>
    </style:style>
    <style:style style:name="P3" style:family="paragraph" style:parent-style-name="Footer_20_right">
      <style:text-properties fo:font-size="14pt" fo:font-weight="bold" officeooo:rsid="0024ccfa" officeooo:paragraph-rsid="0024ccfa" style:font-size-asian="12.25pt" style:font-weight-asian="bold" style:font-size-complex="14pt" style:font-weight-complex="bold"/>
    </style:style>
    <style:style style:name="P4" style:family="paragraph" style:parent-style-name="Footer_20_right">
      <style:text-properties fo:font-size="12pt" fo:font-weight="normal" officeooo:rsid="0024ccfa" officeooo:paragraph-rsid="0024ccfa" style:font-size-asian="10.5pt" style:font-weight-asian="normal" style:font-size-complex="12pt" style:font-weight-complex="normal"/>
    </style:style>
    <style:style style:name="P5" style:family="paragraph" style:parent-style-name="Footer_20_right">
      <style:text-properties fo:font-size="12pt" style:text-underline-style="none" fo:font-weight="normal" officeooo:rsid="0024ccfa" officeooo:paragraph-rsid="0024ccfa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. ROCK PAPER SCISSOR GAME WITH NO. OF CHANCES</text:p>
      <text:p text:style-name="P3"/>
      <text:p text:style-name="P4">import random</text:p>
      <text:p text:style-name="P4">print("Welcome to the game of Rock , Paper , Scissor")</text:p>
      <text:p text:style-name="P4">while True:</text:p>
      <text:p text:style-name="P4"><text:tab/>i=input("Enter 'r' for Rock , 'p' for Paper , 's' for Scissor <text:s/>and 'q' to quit the Game : <text:s text:c="5"/>")</text:p>
      <text:p text:style-name="P4"><text:tab/>a={1:"Rock" , 2:"Paper", 3:"Scissor"}</text:p>
      <text:p text:style-name="P4"><text:tab/>o=a[random.randint(1,3)]</text:p>
      <text:p text:style-name="P4"><text:tab/>print("Computer has put",o)</text:p>
      <text:p text:style-name="P4"/>
      <text:p text:style-name="P4"/>
      <text:p text:style-name="P4"><text:tab/>if(i=='q'):</text:p>
      <text:p text:style-name="P4"><text:tab/><text:tab/>print("Your choice is to quit the game ")</text:p>
      <text:p text:style-name="P4"><text:tab/><text:tab/>print("Hope u had nice time with us ")</text:p>
      <text:p text:style-name="P4"><text:tab/><text:tab/>print("Great meeting u")</text:p>
      <text:p text:style-name="P4"><text:tab/><text:tab/>print("Good Bye!")</text:p>
      <text:p text:style-name="P4"><text:tab/><text:tab/>exit()</text:p>
      <text:p text:style-name="P4"/>
      <text:p text:style-name="P4"><text:tab/>elif(i=='r' and o=='Rock'):</text:p>
      <text:p text:style-name="P4"><text:tab/><text:tab/>print("Oh! It's Rock on both sides ")</text:p>
      <text:p text:style-name="P4"><text:tab/><text:tab/>print("It's a Tie!..........")</text:p>
      <text:p text:style-name="P4"><text:tab/>elif(i=='p' and o=='Paper'):</text:p>
      <text:p text:style-name="P4"><text:tab/><text:tab/>print("Oh! It's Paper on both sides ")</text:p>
      <text:p text:style-name="P4"><text:tab/><text:tab/>print("It's a Tie!..........")</text:p>
      <text:p text:style-name="P4"><text:tab/>elif(i=='s' and o=='Scissor'):</text:p>
      <text:p text:style-name="P4"><text:tab/><text:tab/>print("Oh! It's Scissor on both sides ")</text:p>
      <text:p text:style-name="P4"><text:tab/><text:tab/>print("It's a Tie!..........")</text:p>
      <text:p text:style-name="P4"><text:tab/>elif(i=='p' and o=='Rock'):</text:p>
      <text:p text:style-name="P4"><text:tab/> <text:s text:c="2"/>print("Congratulations!, Paper covers the Rock" , "You Win")</text:p>
      <text:p text:style-name="P4"><text:tab/>elif(i=='p' and o=='Scissor'):</text:p>
      <text:p text:style-name="P4"><text:tab/> <text:s text:c="2"/>print("Oops! Scissor cuts the <text:s/>Paper " , "You Loose")</text:p>
      <text:p text:style-name="P4"><text:tab/>elif(i=='r' and o=='Paper'):</text:p>
      <text:p text:style-name="P4"><text:tab/> <text:s text:c="3"/>print("Oops! Paper covers the Rock" , "You Loose")</text:p>
      <text:p text:style-name="P4"><text:tab/>elif(i=='r' and o=='Scissor'):</text:p>
      <text:p text:style-name="P4"><text:tab/> <text:s text:c="3"/>print("Congratulations!, Rock hits the Scissor" , "You Win")</text:p>
      <text:p text:style-name="P4"><text:tab/>elif(i=='s' and o=='Paper'):</text:p>
      <text:p text:style-name="P4"><text:tab/><text:tab/>print("Congratulations! Scissor cuts the <text:s/>Paper " , "You Win")</text:p>
      <text:p text:style-name="P4"/>
      <text:p text:style-name="P4"><text:tab/>elif(i=='s' and o=='Rock'):</text:p>
      <text:p text:style-name="P4"><text:tab/><text:tab/>print("Oops!, Rock hits the Scissor" , "You Loose")</text:p>
      <text:p text:style-name="P4"><text:tab/>else:</text:p>
      <text:p text:style-name="P4"><text:tab/><text:tab/>exit()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OUTPUT 1 :</text:p>
      <text:p text:style-name="P2"/>
      <text:p text:style-name="P5">Welcome to the game of Rock , Paper , Scissor</text:p>
      <text:p text:style-name="P5">Enter 'r' for Rock , 'p' for Paper , 's' for Scissor <text:s/>and 'q' to quit the Game : <text:s text:c="5"/>r</text:p>
      <text:p text:style-name="P5">Computer has put Rock</text:p>
      <text:p text:style-name="P5">Oh! It's Rock on both sides </text:p>
      <text:p text:style-name="P5">It's a Tie!..........</text:p>
      <text:p text:style-name="P5">Enter 'r' for Rock , 'p' for Paper , 's' for Scissor <text:s/>and 'q' to quit the Game : <text:s text:c="5"/>p</text:p>
      <text:p text:style-name="P5">Computer has put Scissor</text:p>
      <text:p text:style-name="P5">Oops! Scissor cuts the <text:s/>Paper <text:s/>You Loose</text:p>
      <text:p text:style-name="P5">Enter 'r' for Rock , 'p' for Paper , 's' for Scissor <text:s/>and 'q' to quit the Game : <text:s text:c="5"/>s</text:p>
      <text:p text:style-name="P5">Computer has put Rock</text:p>
      <text:p text:style-name="P5">Oops!, Rock hits the Scissor You Loose</text:p>
      <text:p text:style-name="P5">Enter 'r' for Rock , 'p' for Paper , 's' for Scissor <text:s/>and 'q' to quit the Game : <text:s text:c="5"/>s</text:p>
      <text:p text:style-name="P5">Computer has put Rock</text:p>
      <text:p text:style-name="P5">Oops!, Rock hits the Scissor You Loose</text:p>
      <text:p text:style-name="P5">Enter 'r' for Rock , 'p' for Paper , 's' for Scissor <text:s/>and 'q' to quit the Game : <text:s text:c="5"/>p</text:p>
      <text:p text:style-name="P5">Computer has put Scissor</text:p>
      <text:p text:style-name="P5">Oops! Scissor cuts the <text:s/>Paper <text:s/>You Loose</text:p>
      <text:p text:style-name="P5">Enter 'r' for Rock , 'p' for Paper , 's' for Scissor <text:s/>and 'q' to quit the Game : <text:s text:c="5"/>r</text:p>
      <text:p text:style-name="P5">Computer has put Rock</text:p>
      <text:p text:style-name="P5">Oh! It's Rock on both sides </text:p>
      <text:p text:style-name="P5">It's a Tie!..........</text:p>
      <text:p text:style-name="P5">Enter 'r' for Rock , 'p' for Paper , 's' for Scissor <text:s/>and 'q' to quit the Game : <text:s text:c="5"/>s</text:p>
      <text:p text:style-name="P5">Computer has put Paper</text:p>
      <text:p text:style-name="P5">Congratulations! Scissor cuts the <text:s/>Paper <text:s/>You Win</text:p>
      <text:p text:style-name="P5">Enter 'r' for Rock , 'p' for Paper , 's' for Scissor <text:s/>and 'q' to quit the Game : <text:s text:c="5"/>r</text:p>
      <text:p text:style-name="P5">Computer has put Scissor</text:p>
      <text:p text:style-name="P5">Congratulations!, Rock hits the Scissor You Win</text:p>
      <text:p text:style-name="P5">Enter 'r' for Rock , 'p' for Paper , 's' for Scissor <text:s/>and 'q' to quit the Game : <text:s text:c="5"/>p</text:p>
      <text:p text:style-name="P5">Computer has put Paper</text:p>
      <text:p text:style-name="P5">Oh! It's Paper on both sides </text:p>
      <text:p text:style-name="P5">It's a Tie!..........</text:p>
      <text:p text:style-name="P5">Enter 'r' for Rock , 'p' for Paper , 's' for Scissor <text:s/>and 'q' to quit the Game : <text:s text:c="5"/>e</text:p>
      <text:p text:style-name="P5"/>
      <text:p text:style-name="P5"/>
      <text:p text:style-name="P5"/>
      <text:p text:style-name="P5"/>
      <text:p text:style-name="P4"/>
      <text:p text:style-name="P2">OUTPUT 2:</text:p>
      <text:p text:style-name="P4"/>
      <text:p text:style-name="P4"/>
      <text:p text:style-name="P4">Welcome to the game of Rock , Paper , Scissor</text:p>
      <text:p text:style-name="P4">Enter 'r' for Rock , 'p' for Paper , 's' for Scissor <text:s/>and 'q' to quit the Game : <text:s text:c="5"/>r</text:p>
      <text:p text:style-name="P4">Computer has put Paper</text:p>
      <text:p text:style-name="P4">Oops! Paper covers the Rock You Loose</text:p>
      <text:p text:style-name="P4">Enter 'r' for Rock , 'p' for Paper , 's' for Scissor <text:s/>and 'q' to quit the Game : <text:s text:c="5"/>p</text:p>
      <text:p text:style-name="P4">Computer has put Rock</text:p>
      <text:p text:style-name="P4">Congratulations!, Paper covers the Rock You Win</text:p>
      <text:p text:style-name="P4">Enter 'r' for Rock , 'p' for Paper , 's' for Scissor <text:s/>and 'q' to quit the Game : <text:s text:c="5"/>s</text:p>
      <text:p text:style-name="P4">Computer has put Paper</text:p>
      <text:p text:style-name="P4">Congratulations! Scissor cuts the <text:s/>Paper <text:s/>You Win</text:p>
      <text:p text:style-name="P4"><text:soft-page-break/>Enter 'r' for Rock , 'p' for Paper , 's' for Scissor <text:s/>and 'q' to quit the Game : <text:s text:c="5"/>q</text:p>
      <text:p text:style-name="P4">Computer has put Scissor</text:p>
      <text:p text:style-name="P4">Your choice is to quit the game </text:p>
      <text:p text:style-name="P4">Hope u had nice time with us </text:p>
      <text:p text:style-name="P4">Great meeting u</text:p>
      <text:p text:style-name="P4">Good Bye!</text:p>
      <text:p text:style-name="P4"/>
      <text:p text:style-name="P3">21. ROCK PAPER SCISS WITH LOS ANS WIN 1 CHANCE</text:p>
      <text:p text:style-name="P3"/>
      <text:p text:style-name="P4">import random</text:p>
      <text:p text:style-name="P4">print("Welcome to the game of Rock , Paper , Scissor")</text:p>
      <text:p text:style-name="P4">while True:</text:p>
      <text:p text:style-name="P4"><text:tab/>i=input("Enter 'r' for Rock , 'p' for Paper , 's' for Scissor <text:s/>and 'q' to quit the Game : <text:s text:c="5"/>")</text:p>
      <text:p text:style-name="P4"><text:tab/>a={1:"Rock" , 2:"Paper", 3:"Scissor"}</text:p>
      <text:p text:style-name="P4"><text:tab/>o=a[random.randint(1,3)]</text:p>
      <text:p text:style-name="P4"><text:tab/>print("Computer has put",o)</text:p>
      <text:p text:style-name="P4"/>
      <text:p text:style-name="P4"/>
      <text:p text:style-name="P4"><text:tab/>if(i=='q'):</text:p>
      <text:p text:style-name="P4"><text:tab/><text:tab/>print("Your choice is to quit the game ")</text:p>
      <text:p text:style-name="P4"><text:tab/><text:tab/>print("Hope u had nice time with us ")</text:p>
      <text:p text:style-name="P4"><text:tab/><text:tab/>print("Great meeting u")</text:p>
      <text:p text:style-name="P4"><text:tab/><text:tab/>print("Good Bye!")</text:p>
      <text:p text:style-name="P4"><text:tab/><text:tab/>exit()</text:p>
      <text:p text:style-name="P4"/>
      <text:p text:style-name="P4"><text:tab/>elif(i=='r' and o=='Rock'):</text:p>
      <text:p text:style-name="P4"><text:tab/><text:tab/>print("Oh! It's Rock on both sides ")</text:p>
      <text:p text:style-name="P4"><text:tab/><text:tab/>print("It's a Tie!..........")</text:p>
      <text:p text:style-name="P4"><text:tab/>elif(i=='p' and o=='Paper'):</text:p>
      <text:p text:style-name="P4"><text:tab/><text:tab/>print("Oh! It's Paper on both sides ")</text:p>
      <text:p text:style-name="P4"><text:tab/><text:tab/>print("It's a Tie!..........")</text:p>
      <text:p text:style-name="P4"><text:tab/>elif(i=='s' and o=='Scissor'):</text:p>
      <text:p text:style-name="P4"><text:tab/><text:tab/>print("Oh! It's Scissor on both sides ")</text:p>
      <text:p text:style-name="P4"><text:tab/><text:tab/>print("It's a Tie!..........")</text:p>
      <text:p text:style-name="P4"><text:tab/>elif(i=='p' and o=='Rock'):</text:p>
      <text:p text:style-name="P4"><text:tab/> <text:s text:c="2"/>print("Congratulations!, Paper covers the Rock" , "You Win")</text:p>
      <text:p text:style-name="P4"><text:tab/> <text:s text:c="2"/>print("Computer Lost the Game, U Won")</text:p>
      <text:p text:style-name="P4"><text:tab/> <text:s text:c="2"/>print("Computer should leave the the Game")</text:p>
      <text:p text:style-name="P4"><text:tab/> <text:s text:c="2"/>exit()</text:p>
      <text:p text:style-name="P4"><text:tab/>elif(i=='p' and o=='Scissor'):</text:p>
      <text:p text:style-name="P4"><text:tab/> <text:s text:c="2"/>print("Oops! Scissor cuts the <text:s/>Paper " , "You Loose")</text:p>
      <text:p text:style-name="P4"><text:tab/> <text:s text:c="2"/>print("Unfortunately U lost")</text:p>
      <text:p text:style-name="P4"><text:tab/> <text:s text:c="2"/>print("U should leave the Game now , Better Luck next time ")</text:p>
      <text:p text:style-name="P4"><text:tab/> <text:s text:c="2"/>exit()</text:p>
      <text:p text:style-name="P4"><text:tab/>elif(i=='r' and o=='Paper'):</text:p>
      <text:p text:style-name="P4"><text:tab/> <text:s text:c="2"/>print("Oops! Paper covers the Rock" , "You Loose")</text:p>
      <text:p text:style-name="P4"><text:tab/> <text:s text:c="2"/>print("Unfortunately U lost")</text:p>
      <text:p text:style-name="P4"><text:tab/> <text:s text:c="2"/>print("U should leave the Game now , Better Luck next time ")</text:p>
      <text:p text:style-name="P4"><text:tab/> <text:s text:c="2"/>exit()</text:p>
      <text:p text:style-name="P4"><text:tab/>elif(i=='r' and o=='Scissor'):</text:p>
      <text:p text:style-name="P4"><text:tab/> <text:s text:c="2"/>print("Congratulations!, Rock hits the Scissor" , "You Win")</text:p>
      <text:p text:style-name="P4"><text:tab/> <text:s text:c="2"/>print("Computer Lost the Game, U Won")</text:p>
      <text:p text:style-name="P4"><text:tab/> <text:s text:c="2"/>print("Computer should leave the the Game")</text:p>
      <text:p text:style-name="P4"><text:soft-page-break/><text:tab/> <text:s text:c="2"/>exit()</text:p>
      <text:p text:style-name="P4"><text:tab/>elif(i=='s' and o=='Paper'):</text:p>
      <text:p text:style-name="P4"><text:tab/> <text:s text:c="2"/>print("Congratulations! Scissor cuts the <text:s/>Paper " , "You Win")</text:p>
      <text:p text:style-name="P4"><text:tab/> <text:s text:c="2"/>print("Computer Lost the Game, U Won")</text:p>
      <text:p text:style-name="P4"><text:tab/> <text:s text:c="2"/>print("Computer should leave the the Game")</text:p>
      <text:p text:style-name="P4"><text:tab/> <text:s text:c="2"/>exit()</text:p>
      <text:p text:style-name="P4"><text:tab/>elif(i=='s' and o=='Rock'):</text:p>
      <text:p text:style-name="P4"><text:tab/><text:tab/>print("Oops!, Rock hits the Scissor" , "You Loose")</text:p>
      <text:p text:style-name="P4"><text:tab/><text:tab/>print("Unfortunately U lost")</text:p>
      <text:p text:style-name="P4"><text:tab/><text:tab/>print("U should leave the Game now , Better Luck next time ")</text:p>
      <text:p text:style-name="P4"><text:tab/><text:tab/>exit()</text:p>
      <text:p text:style-name="P4"><text:tab/>else:</text:p>
      <text:p text:style-name="P4"><text:tab/><text:tab/>exit()</text:p>
      <text:p text:style-name="P4"><text:tab/></text:p>
      <text:p text:style-name="P4"/>
      <text:p text:style-name="P2">OUTPUT 1 :</text:p>
      <text:p text:style-name="P2"/>
      <text:p text:style-name="P5">Welcome to the game of Rock , Paper , Scissor</text:p>
      <text:p text:style-name="P5">Enter 'r' for Rock , 'p' for Paper , 's' for Scissor <text:s/>and 'q' to quit the Game : <text:s text:c="5"/>r</text:p>
      <text:p text:style-name="P5">Computer has put Paper</text:p>
      <text:p text:style-name="P5">Oops! Paper covers the Rock You Loose</text:p>
      <text:p text:style-name="P5">Unfortunately U lost</text:p>
      <text:p text:style-name="P5">U should leave the Game now , Better Luck next time </text:p>
      <text:p text:style-name="P2"/>
      <text:p text:style-name="P2"/>
      <text:p text:style-name="P2">OUTPUT 2 :</text:p>
      <text:p text:style-name="P2"/>
      <text:p text:style-name="P5">Welcome to the game of Rock , Paper , Scissor</text:p>
      <text:p text:style-name="P5">Enter 'r' for Rock , 'p' for Paper , 's' for Scissor <text:s/>and 'q' to quit the Game : <text:s text:c="5"/>p</text:p>
      <text:p text:style-name="P5">Computer has put Rock</text:p>
      <text:p text:style-name="P5">Congratulations!, Paper covers the Rock You Win</text:p>
      <text:p text:style-name="P5">Computer Lost the Game, U Won</text:p>
      <text:p text:style-name="P5">Computer should leave the the Game</text:p>
      <text:p text:style-name="P5"/>
      <text:p text:style-name="P2"/>
      <text:p text:style-name="P2"/>
      <text:p text:style-name="P2">OUTPUT 3 :</text:p>
      <text:p text:style-name="P2"/>
      <text:p text:style-name="P5">Welcome to the game of Rock , Paper , Scissor</text:p>
      <text:p text:style-name="P5">Enter 'r' for Rock , 'p' for Paper , 's' for Scissor <text:s/>and 'q' to quit the Game : <text:s text:c="5"/>s</text:p>
      <text:p text:style-name="P5">Computer has put Rock</text:p>
      <text:p text:style-name="P5">Oops!, Rock hits the Scissor You Loose</text:p>
      <text:p text:style-name="P5">Unfortunately U lost</text:p>
      <text:p text:style-name="P5">U should leave the Game now , Better Luck next time </text:p>
      <text:p text:style-name="P2"/>
      <text:p text:style-name="P2"/>
      <text:p text:style-name="P2"/>
      <text:p text:style-name="P2"/>
      <text:p text:style-name="P2"/>
      <text:p text:style-name="P2"><text:soft-page-break/>OUTPUT 4 :</text:p>
      <text:p text:style-name="P2"/>
      <text:p text:style-name="P5">Welcome to the game of Rock , Paper , Scissor</text:p>
      <text:p text:style-name="P5">Enter 'r' for Rock , 'p' for Paper , 's' for Scissor <text:s/>and 'q' to quit the Game : <text:s text:c="5"/>e <text:s text:c="3"/></text:p>
      <text:p text:style-name="P5">Computer has put Rock</text:p>
      <text:p text:style-name="P2"/>
      <text:p text:style-name="P2"/>
      <text:p text:style-name="P2"/>
      <text:p text:style-name="P2">OUTPUT 5 :</text:p>
      <text:p text:style-name="P2"/>
      <text:p text:style-name="P5">Welcome to the game of Rock , Paper , Scissor</text:p>
      <text:p text:style-name="P5">Enter 'r' for Rock , 'p' for Paper , 's' for Scissor <text:s/>and 'q' to quit the Game : <text:s text:c="5"/>q</text:p>
      <text:p text:style-name="P5">Computer has put Scissor</text:p>
      <text:p text:style-name="P5">Your choice is to quit the game </text:p>
      <text:p text:style-name="P5">Hope u had nice time with us </text:p>
      <text:p text:style-name="P5">Great meeting u</text:p>
      <text:p text:style-name="P5">Good Bye!</text:p>
      <text:p text:style-name="P2"/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edf2" officeooo:paragraph-rsid="0014ed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tab/><text:tab/>ASMA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1:13.390220600</meta:creation-date>
    <dc:date>2018-10-04T12:49:49.842216335</dc:date>
    <meta:editing-duration>PT12M53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5" meta:paragraph-count="178" meta:word-count="1186" meta:character-count="6727" meta:non-whitespace-character-count="5372"/>
  </office:meta>
</office:document-meta>
</file>